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21ae" officeooo:paragraph-rsid="000f21ae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0f21ae" officeooo:paragraph-rsid="000f21ae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cb0b" style:font-style-asian="normal" style:font-style-complex="normal"/>
    </style:style>
    <style:style style:name="T5" style:family="text">
      <style:text-properties fo:font-style="normal" officeooo:rsid="0010f716" style:font-style-asian="normal" style:font-style-complex="normal"/>
    </style:style>
    <style:style style:name="T6" style:family="text">
      <style:text-properties fo:font-style="normal" officeooo:rsid="0012f2a4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PTANCE</text:p>
      <text:p text:style-name="P1"/>
      <text:p text:style-name="P2"><text:tab/>I undersigned hereby declare that the project made by <text:span text:style-name="T1">Yash Suresh Chandra</text:span><text:span text:style-name="T3"> on </text:span><text:span text:style-name="T2">Student Mentor Allotment</text:span><text:span text:style-name="T3"> fulfills all of the given requirements. </text:span><text:span text:style-name="T4">I am accepting this project </text:span><text:span text:style-name="T5">and ready to use </text:span><text:span text:style-name="T6">with slight modifications.</text:span><text:span text:style-name="T3">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18:35:21.049840370</dc:date>
    <meta:document-statistic meta:table-count="0" meta:image-count="0" meta:object-count="0" meta:page-count="1" meta:paragraph-count="2" meta:word-count="35" meta:character-count="226" meta:non-whitespace-character-count="190"/>
    <meta:generator>LibreOffice/4.2.8.2$Linux_X86_64 LibreOffice_project/420m0$Build-2</meta:generator>
  </office:meta>
</office:document-meta>
</file>